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.122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00080"/>
    </style:style>
    <style:style style:name="ce22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fo:background-color="#ffd428"/>
    </style:style>
    <style:style style:name="ce24" style:family="table-cell" style:parent-style-name="Default">
      <style:table-cell-properties fo:background-color="#ea7500"/>
    </style:style>
    <style:style style:name="ce6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8000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20" style:family="table-cell" style:parent-style-name="Default" style:data-style-name="N11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de59" style:text-align-source="fix" style:repeat-content="false" style:rotation-angle="90" style:vertical-align="middle"/>
      <style:paragraph-properties fo:text-align="center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0000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800080"/>
    </style:style>
    <style:style style:name="ce76" style:family="table-cell" style:parent-style-name="Default">
      <style:table-cell-properties fo:background-color="#afd095"/>
    </style:style>
    <style:style style:name="ce77" style:family="table-cell" style:parent-style-name="Default">
      <style:table-cell-properties fo:background-color="#ffd428"/>
    </style:style>
    <style:style style:name="ce78" style:family="table-cell" style:parent-style-name="Default">
      <style:table-cell-properties fo:background-color="#ea7500"/>
    </style:style>
    <style:style style:name="ce79" style:family="table-cell" style:parent-style-name="Default">
      <style:table-cell-properties fo:background-color="#ffde59" style:text-align-source="fix" style:repeat-content="false" style:rotation-angle="90" style:vertical-align="middle"/>
      <style:paragraph-properties fo:text-align="center"/>
    </style:style>
    <style:style style:name="ce80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00a933"/>
    </style:style>
    <style:style style:name="ce82" style:family="table-cell" style:parent-style-name="Default">
      <style:table-cell-properties fo:background-color="#ff8000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84" style:family="table-cell" style:parent-style-name="Default" style:data-style-name="N11"/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1" style:family="table-cell" style:parent-style-name="Default">
      <style:table-cell-properties fo:background-color="#ffde59" style:text-align-source="fix" style:repeat-content="false" fo:wrap-option="no-wrap" style:rotation-angle="90" style:vertical-align="middle"/>
      <style:paragraph-properties fo:text-align="center"/>
    </style:style>
    <style:style style:name="ce32" style:family="table-cell" style:parent-style-name="Default">
      <style:table-cell-properties fo:background-color="#ffbf00" style:text-align-source="fix" style:repeat-content="false" style:rotation-angle="90" style:vertical-align="middle"/>
      <style:paragraph-properties fo:text-align="center"/>
    </style:style>
    <style:style style:name="ce3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a933"/>
      <style:text-properties fo:color="#158466"/>
    </style:style>
    <style:style style:name="ce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ackground-color="#00a933" fo:border-left="0.06pt solid #000000" fo:border-right="none" fo:border-top="0.06pt solid #000000"/>
      <style:text-properties fo:color="#158466"/>
    </style:style>
    <style:style style:name="ce37" style:family="table-cell" style:parent-style-name="Default">
      <style:table-cell-properties fo:border-bottom="0.06pt solid #000000" fo:background-color="#ffbf00" fo:border-left="0.06pt solid #000000" fo:border-right="none" fo:border-top="0.06pt solid #000000"/>
    </style:style>
    <style:style style:name="ce18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order-bottom="0.06pt solid #000000" fo:background-color="#00a933" fo:border-left="none" fo:border-right="none" fo:border-top="0.06pt solid #000000"/>
      <style:text-properties fo:color="#158466"/>
    </style:style>
    <style:style style:name="ce40" style:family="table-cell" style:parent-style-name="Default">
      <style:table-cell-properties fo:border-bottom="0.06pt solid #000000" fo:background-color="#ffbf00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ackground-color="#00a933" fo:border-left="none" fo:border-right="0.06pt solid #000000" fo:border-top="0.06pt solid #000000"/>
      <style:text-properties fo:color="#158466"/>
    </style:style>
    <style:style style:name="ce42" style:family="table-cell" style:parent-style-name="Default">
      <style:table-cell-properties fo:background-color="#00a933" fo:border="0.06pt solid #000000"/>
      <style:text-properties fo:color="#158466"/>
    </style:style>
    <style:style style:name="ce43" style:family="table-cell" style:parent-style-name="Default">
      <style:table-cell-properties fo:border-bottom="0.06pt solid #000000" fo:background-color="#ffbf0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00a933" fo:border-left="0.06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#00a933" fo:border-left="none" fo:border-right="0.06pt solid #000000" fo:border-top="0.06pt solid #000000"/>
    </style:style>
    <style:style style:name="ce47" style:family="table-cell" style:parent-style-name="Default">
      <style:table-cell-properties fo:background-color="#ffbf00" fo:border="0.06pt solid #000000"/>
      <style:text-properties fo:color="#158466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ffbf00"/>
    </style:style>
    <style:style style:name="ce50" style:family="table-cell" style:parent-style-name="Default" style:data-style-name="N0"/>
    <style:style style:name="ce51" style:family="table-cell" style:parent-style-name="Default">
      <style:table-cell-properties fo:border="none"/>
    </style:style>
    <style:style style:name="ce52" style:family="table-cell" style:parent-style-name="Default" style:data-style-name="N11">
      <style:table-cell-properties fo:background-color="#00a933"/>
    </style:style>
    <style:style style:name="ce53" style:family="table-cell" style:parent-style-name="Default" style:data-style-name="N11">
      <style:table-cell-properties fo:background-color="#ffbf00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11">
      <style:table-cell-properties fo:background-color="#ffbf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 style:data-style-name="N122"/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Ejemplos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Si trabajamos con un procesador a lo largo de la línea de tiempo no puede haber dos procesos en ejecución a la vez</text:p>
            <text:p>Los procesos se pueden representar con el mismo color o con diferentes colores para diferenciarlos</text:p>
          </table:table-cell>
          <table:table-cell table:number-columns-repeated="23"/>
        </table:table-row>
        <table:table-row table:style-name="ro1">
          <table:table-cell table:style-name="ce66"/>
          <table:table-cell table:style-name="ce72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67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73" table:number-columns-repeated="2"/>
          <table:table-cell table:number-columns-repeated="21"/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number-columns-repeated="2"/>
          <table:table-cell table:style-name="ce75"/>
          <table:table-cell table:number-columns-repeated="20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number-columns-repeated="3"/>
          <table:table-cell table:style-name="ce76" table:number-columns-repeated="3"/>
          <table:table-cell table:number-columns-repeated="17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number-columns-repeated="6"/>
          <table:table-cell table:style-name="ce77"/>
          <table:table-cell table:number-columns-repeated="16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number-columns-repeated="7"/>
          <table:table-cell table:style-name="ce78" table:number-columns-repeated="2"/>
          <table:table-cell table:number-columns-repeated="14"/>
        </table:table-row>
        <table:table-row table:style-name="ro1"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3">
          <table:table-cell table:number-columns-repeated="24"/>
        </table:table-row>
        <table:table-row table:style-name="ro3">
          <table:table-cell office:value-type="string" calcext:value-type="string">
            <text:p>Si trabajamos con más de un procesador, a lo largo de la línea de tiempo puede haber tantos procesos en ejecución </text:p>
            <text:p>A la vez, como procesadores tengamos, aunque no todos los procesadores tienen estar ocupados siempre.</text:p>
            <text:p>Es mejor representar los procesos que se ejecutan en el mismo procesador con el mismo color.</text:p>
            <text:p>Así podemos diferenciar el uso de los diferentes procesadores.</text:p>
          </table:table-cell>
          <table:table-cell table:number-columns-repeated="23"/>
        </table:table-row>
        <table:table-row table:style-name="ro1">
          <table:table-cell table:style-name="ce66"/>
          <table:table-cell table:style-name="ce72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67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</table:table-row>
        <table:table-row table:style-name="ro1">
          <table:table-cell table:style-name="ce68" office:value-type="string" calcext:value-type="string">
            <text:p>A</text:p>
          </table:table-cell>
          <table:table-cell table:style-name="ce73" table:number-columns-repeated="2"/>
          <table:table-cell table:number-columns-repeated="21"/>
        </table:table-row>
        <table:table-row table:style-name="ro1">
          <table:table-cell table:style-name="ce68" office:value-type="string" calcext:value-type="string">
            <text:p>B</text:p>
          </table:table-cell>
          <table:table-cell/>
          <table:table-cell table:style-name="ce75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5"/>
        </table:table-row>
        <table:table-row table:style-name="ro1">
          <table:table-cell table:style-name="ce68" office:value-type="string" calcext:value-type="string">
            <text:p>C</text:p>
          </table:table-cell>
          <table:table-cell table:number-columns-repeated="2"/>
          <table:table-cell table:style-name="ce73" table:number-columns-repeated="3"/>
          <table:table-cell table:number-columns-repeated="18"/>
        </table:table-row>
        <table:table-row table:style-name="ro1">
          <table:table-cell table:style-name="ce68" office:value-type="string" calcext:value-type="string">
            <text:p>D</text:p>
          </table:table-cell>
          <table:table-cell table:number-columns-repeated="2"/>
          <table:table-cell table:style-name="ce75"/>
          <table:table-cell table:number-columns-repeated="20"/>
        </table:table-row>
        <table:table-row table:style-name="ro1">
          <table:table-cell table:style-name="ce68" office:value-type="string" calcext:value-type="string">
            <text:p>E</text:p>
          </table:table-cell>
          <table:table-cell table:number-columns-repeated="3"/>
          <table:table-cell table:style-name="ce75" table:number-columns-repeated="2"/>
          <table:table-cell table:number-columns-repeated="18"/>
        </table:table-row>
        <table:table-row table:style-name="ro1"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73"/>
          <table:table-cell/>
          <table:table-cell office:value-type="string" calcext:value-type="string">
            <text:p>Procesador 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75"/>
          <table:table-cell/>
          <table:table-cell office:value-type="string" calcext:value-type="string">
            <text:p>Procesador 2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tra opción es poner los procesos por separado en función del procesador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6"/>
          <table:table-cell table:style-name="ce72" office:value-type="string" calcext:value-type="string" table:number-columns-spanned="19" table:number-rows-spanned="1">
            <text:p><text:s/>FCFS</text:p>
          </table:table-cell>
          <table:covered-table-cell table:number-columns-repeated="18"/>
        </table:table-row>
        <table:table-row table:style-name="ro1">
          <table:table-cell table:number-columns-repeated="4"/>
          <table:table-cell table:style-name="ce67" office:value-type="string" calcext:value-type="string">
            <text:p>Procesos</text:p>
          </table:table-cell>
          <table:table-cell table:style-name="ce66" table:number-columns-repeated="19"/>
        </table:table-row>
        <table:table-row table:style-name="ro1">
          <table:table-cell table:style-name="ce69" office:value-type="string" calcext:value-type="string" table:number-columns-spanned="4" table:number-rows-spanned="2">
            <text:p>Procesador 1</text:p>
          </table:table-cell>
          <table:covered-table-cell table:number-columns-repeated="3"/>
          <table:table-cell table:style-name="ce68" office:value-type="string" calcext:value-type="string">
            <text:p>A</text:p>
          </table:table-cell>
          <table:table-cell table:style-name="ce73" table:number-columns-repeated="2"/>
          <table:table-cell table:number-columns-repeated="17"/>
        </table:table-row>
        <table:table-row table:style-name="ro1">
          <table:covered-table-cell table:number-columns-repeated="4"/>
          <table:table-cell table:style-name="ce68" office:value-type="string" calcext:value-type="string">
            <text:p>C</text:p>
          </table:table-cell>
          <table:table-cell table:number-columns-repeated="2"/>
          <table:table-cell table:style-name="ce76" table:number-columns-repeated="3"/>
          <table:table-cell table:number-columns-repeated="14"/>
        </table:table-row>
        <table:table-row table:style-name="ro1">
          <table:table-cell table:style-name="ce70" office:value-type="string" calcext:value-type="string" table:number-columns-spanned="4" table:number-rows-spanned="3">
            <text:p>Procesador 2</text:p>
          </table:table-cell>
          <table:covered-table-cell table:number-columns-repeated="3"/>
          <table:table-cell table:style-name="ce68" office:value-type="string" calcext:value-type="string">
            <text:p>B</text:p>
          </table:table-cell>
          <table:table-cell/>
          <table:table-cell table:style-name="ce75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1"/>
        </table:table-row>
        <table:table-row table:style-name="ro1">
          <table:covered-table-cell table:style-name="ce71"/>
          <table:covered-table-cell table:number-columns-repeated="3"/>
          <table:table-cell table:style-name="ce68" office:value-type="string" calcext:value-type="string">
            <text:p>D</text:p>
          </table:table-cell>
          <table:table-cell table:number-columns-repeated="2"/>
          <table:table-cell table:style-name="ce77"/>
          <table:table-cell table:number-columns-repeated="16"/>
        </table:table-row>
        <table:table-row table:style-name="ro1">
          <table:covered-table-cell table:number-columns-repeated="4"/>
          <table:table-cell table:style-name="ce68" office:value-type="string" calcext:value-type="string">
            <text:p>E</text:p>
          </table:table-cell>
          <table:table-cell table:number-columns-repeated="3"/>
          <table:table-cell table:style-name="ce78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73"/>
          <table:table-cell/>
          <table:table-cell office:value-type="string" calcext:value-type="string">
            <text:p>Procesador 1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75"/>
          <table:table-cell/>
          <table:table-cell office:value-type="string" calcext:value-type="string">
            <text:p>Procesador 2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74" table:number-columns-repeated="23"/>
        </table:table-row>
        <table:table-row table:style-name="ro1">
          <table:table-cell/>
          <table:table-cell table:style-name="ce74"/>
          <table:table-cell table:style-name="ce74" office:value-type="string" calcext:value-type="string">
            <text:p>En los ejemplos multiprocesador, cuando hay que asignarle un procesador a proceso C, </text:p>
          </table:table-cell>
          <table:table-cell table:style-name="ce74" table:number-columns-repeated="21"/>
        </table:table-row>
        <table:table-row table:style-name="ro1">
          <table:table-cell/>
          <table:table-cell table:style-name="ce74"/>
          <table:table-cell table:style-name="ce74" office:value-type="string" calcext:value-type="string">
            <text:p>el primer procesador está libre, por lo que se le asigna a ese. Y el siguiente proceso, D, </text:p>
          </table:table-cell>
          <table:table-cell table:style-name="ce74" table:number-columns-repeated="21"/>
        </table:table-row>
        <table:table-row table:style-name="ro1">
          <table:table-cell/>
          <table:table-cell table:style-name="ce74"/>
          <table:table-cell table:style-name="ce74" office:value-type="string" calcext:value-type="string">
            <text:p>como el primer procesador está ocupado (con C), se asigna al segundo.</text:p>
          </table:table-cell>
          <table:table-cell table:style-name="ce74" table:number-columns-repeated="21"/>
        </table:table-row>
        <table:table-row table:style-name="ro1">
          <table:table-cell/>
          <table:table-cell table:style-name="ce74"/>
          <table:table-cell table:style-name="ce74" office:value-type="string" calcext:value-type="string">
            <text:p>De igual modo, cuando se tiene que asignar un procesador al proceso E, como el primero </text:p>
          </table:table-cell>
          <table:table-cell table:style-name="ce74" table:number-columns-repeated="21"/>
        </table:table-row>
        <table:table-row table:style-name="ro1">
          <table:table-cell/>
          <table:table-cell table:style-name="ce74"/>
          <table:table-cell table:style-name="ce74" office:value-type="string" calcext:value-type="string">
            <text:p>está ocupado se le asigna el segundo.</text:p>
          </table:table-cell>
          <table:table-cell table:style-name="ce74" table:number-columns-repeated="21"/>
        </table:table-row>
        <table:table-row table:style-name="ro1">
          <table:table-cell/>
          <table:table-cell table:style-name="ce74" table:number-columns-repeated="23"/>
        </table:table-row>
        <table:table-row table:style-name="ro1">
          <table:table-cell/>
          <table:table-cell table:style-name="ce74"/>
          <table:table-cell table:style-name="ce74" office:value-type="string" calcext:value-type="string">
            <text:p>Siempre asignaremos un proceso al primer procesador, en orden, que esté libre.</text:p>
          </table:table-cell>
          <table:table-cell table:style-name="ce74" table:number-columns-repeated="21"/>
        </table:table-row>
        <table:table-row table:style-name="ro1">
          <table:table-cell/>
          <table:table-cell table:style-name="ce74" table:number-columns-repeated="23"/>
        </table:table-row>
      </table:table>
      <table:table table:name="Actividad 1" table:style-name="ta1">
        <table:table-column table:style-name="co2" table:default-cell-style-name="Default"/>
        <table:table-column table:style-name="co2" table:default-cell-style-name="ce68"/>
        <table:table-column table:style-name="co3" table:number-columns-repeated="1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number-columns-repeated="24"/>
        </table:table-row>
        <table:table-row table:style-name="ro4">
          <table:table-cell table:style-name="ce79" office:value-type="string" calcext:value-type="string" table:number-columns-spanned="1" table:number-rows-spanned="38">
            <text:p>1 procesador / núcleo</text:p>
          </table:table-cell>
          <table:table-cell table:style-name="ce66"/>
          <table:table-cell table:style-name="ce72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81" table:number-columns-repeated="1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10"/>
          <table:table-cell table:style-name="ce81"/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1"/>
          <table:table-cell table:style-name="ce81" table:number-columns-repeated="2"/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3"/>
          <table:table-cell table:style-name="ce81"/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14"/>
          <table:table-cell table:style-name="ce81" table:number-columns-repeated="5"/>
          <table:table-cell/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19" calcext:value-type="float">
            <text:p>19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4:.W8])" office:value-type="float" office:value="9.6" calcext:value-type="float">
            <text:p>9,6</text:p>
          </table:table-cell>
          <table:table-cell table:formula="of:=AVERAGE([.X4:.X8])" office:value-type="float" office:value="13.4" calcext:value-type="float">
            <text:p>13,4</text:p>
          </table:table-cell>
          <table:table-cell table:style-name="ce84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6"/>
          <table:table-cell table:style-name="ce72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6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9"/>
          <table:table-cell table:style-name="ce81" table:number-columns-repeated="10"/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8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"/>
          <table:table-cell table:style-name="ce81" table:number-columns-repeated="2"/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81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4"/>
          <table:table-cell table:style-name="ce81" table:number-columns-repeated="5"/>
          <table:table-cell table:number-columns-repeated="11"/>
          <table:table-cell table:style-name="ce83" office:value-type="float" office:value="4" calcext:value-type="float">
            <text:p>4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14:.W18])" office:value-type="float" office:value="3.2" calcext:value-type="float">
            <text:p>3,2</text:p>
          </table:table-cell>
          <table:table-cell table:formula="of:=AVERAGE([.X14:.X18])" office:value-type="float" office:value="7" calcext:value-type="float">
            <text:p>7</text:p>
          </table:table-cell>
          <table:table-cell table:style-name="ce84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6"/>
          <table:table-cell table:style-name="ce72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6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6"/>
          <table:table-cell table:style-name="ce81" table:number-columns-repeated="10"/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8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6"/>
          <table:table-cell table:style-name="ce81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8"/>
          <table:table-cell table:style-name="ce81"/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/>
          <table:table-cell table:style-name="ce81" table:number-columns-repeated="5"/>
          <table:table-cell table:number-columns-repeated="14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24:.W28])" office:value-type="float" office:value="8.2" calcext:value-type="float">
            <text:p>8,2</text:p>
          </table:table-cell>
          <table:table-cell table:formula="of:=AVERAGE([.X24:.X28])" office:value-type="float" office:value="12" calcext:value-type="float">
            <text:p>12</text:p>
          </table:table-cell>
          <table:table-cell table:style-name="ce84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covered-table-cell/>
          <table:table-cell table:style-name="ce66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6"/>
          <table:table-cell table:style-name="ce72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6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81"/>
          <table:table-cell table:number-columns-repeated="4"/>
          <table:table-cell table:style-name="ce81"/>
          <table:table-cell table:number-columns-repeated="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 table:number-columns-repeated="5"/>
          <table:table-cell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/>
          <table:table-cell table:style-name="ce81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"/>
          <table:table-cell table:style-name="ce81"/>
          <table:table-cell table:number-columns-repeated="3"/>
          <table:table-cell table:style-name="ce81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3"/>
          <table:table-cell table:style-name="ce81"/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4"/>
          <table:table-cell table:style-name="ce81"/>
          <table:table-cell table:number-columns-repeated="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number-columns-repeated="6"/>
          <table:table-cell table:style-name="ce83" office:value-type="float" office:value="9" calcext:value-type="float">
            <text:p>9</text:p>
          </table:table-cell>
          <table:table-cell table:style-name="ce83" office:value-type="float" office:value="14" calcext:value-type="float">
            <text:p>14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34:.W38])" office:value-type="float" office:value="5.4" calcext:value-type="float">
            <text:p>5,4</text:p>
          </table:table-cell>
          <table:table-cell table:formula="of:=AVERAGE([.X34:.X38])" office:value-type="float" office:value="9.2" calcext:value-type="float">
            <text:p>9,2</text:p>
          </table:table-cell>
          <table:table-cell table:style-name="ce84" office:value-type="percentage" office:value="1" calcext:value-type="percentage">
            <text:p>100,00 %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81"/>
          <table:table-cell office:value-type="string" calcext:value-type="string">
            <text:p>Procesador 1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82"/>
          <table:table-cell office:value-type="string" calcext:value-type="string">
            <text:p>Procesador 2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4">
          <table:table-cell table:style-name="ce79" office:value-type="string" calcext:value-type="string" table:number-columns-spanned="1" table:number-rows-spanned="38">
            <text:p>2 procesadores / núcleos</text:p>
          </table:table-cell>
          <table:table-cell table:style-name="ce66"/>
          <table:table-cell table:style-name="ce72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81" table:number-columns-repeated="10"/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82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10"/>
          <table:table-cell table:style-name="ce81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82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12"/>
          <table:table-cell table:style-name="ce81" table:number-columns-repeated="5"/>
          <table:table-cell table:number-columns-repeated="3"/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7" calcext:value-type="float">
            <text:p>17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47:.W51])" office:value-type="float" office:value="4.6" calcext:value-type="float">
            <text:p>4,6</text:p>
          </table:table-cell>
          <table:table-cell table:formula="of:=AVERAGE([.X47:.X51])" office:value-type="float" office:value="8.4" calcext:value-type="float">
            <text:p>8,4</text:p>
          </table:table-cell>
          <table:table-cell table:style-name="ce84" table:formula="of:=19/34" office:value-type="percentage" office:value="0.558823529411765" calcext:value-type="percentage">
            <text:p>55,88 %</text:p>
          </table:table-cell>
          <table:table-cell table:formula="of:=5/17" office:value-type="float" office:value="0.294117647058824" calcext:value-type="float">
            <text:p>0,294117647058824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6"/>
          <table:table-cell table:style-name="ce72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6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3"/>
          <table:table-cell table:style-name="ce81" table:number-columns-repeated="10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8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/>
          <table:table-cell table:style-name="ce81" table:number-columns-repeated="2"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82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/>
          <table:table-cell table:style-name="ce82" table:number-columns-repeated="5"/>
          <table:table-cell table:number-columns-repeated="14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57:.W61])" office:value-type="float" office:value="1" calcext:value-type="float">
            <text:p>1</text:p>
          </table:table-cell>
          <table:table-cell table:formula="of:=AVERAGE([.X57:.X61])" office:value-type="float" office:value="4.8" calcext:value-type="float">
            <text:p>4,8</text:p>
          </table:table-cell>
          <table:table-cell table:style-name="ce84" table:formula="of:=19/26" office:value-type="percentage" office:value="0.730769230769231" calcext:value-type="percentage">
            <text:p>73,08 %</text:p>
          </table:table-cell>
          <table:table-cell table:formula="of:=5/13" office:value-type="float" office:value="0.384615384615385" calcext:value-type="float">
            <text:p>0,384615384615385</text:p>
          </table:table-cell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6"/>
          <table:table-cell table:style-name="ce72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6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/>
          <table:table-cell table:style-name="ce81" table:number-columns-repeated="10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81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5"/>
          <table:table-cell table:style-name="ce82" table:number-columns-repeated="2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11"/>
          <table:table-cell table:style-name="ce81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82" table:number-columns-repeated="5"/>
          <table:table-cell table:number-columns-repeated="15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67:.W71])" office:value-type="float" office:value="3.4" calcext:value-type="float">
            <text:p>3,4</text:p>
          </table:table-cell>
          <table:table-cell table:formula="of:=AVERAGE([.X67:.X71])" office:value-type="float" office:value="7.2" calcext:value-type="float">
            <text:p>7,2</text:p>
          </table:table-cell>
          <table:table-cell table:style-name="ce84" table:formula="of:=19/24" office:value-type="percentage" office:value="0.791666666666667" calcext:value-type="percentage">
            <text:p>79,17 %</text:p>
          </table:table-cell>
          <table:table-cell table:formula="of:=5/12" office:value-type="float" office:value="0.416666666666667" calcext:value-type="float">
            <text:p>0,416666666666667</text:p>
          </table:table-cell>
        </table:table-row>
        <table:table-row table:style-name="ro1">
          <table:covered-table-cell/>
          <table:table-cell table:style-name="ce66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66"/>
          <table:table-cell table:style-name="ce72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66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 CPU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Procesos</text:p>
          </table:table-cell>
          <table:table-cell table:style-name="ce66" table:number-columns-repeated="19"/>
          <table:table-cell table:number-columns-repeated="4"/>
          <table:table-cell table:style-name="ce85" office:value-type="string" calcext:value-type="string">
            <text:p>(trh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style-name="ce81"/>
          <table:table-cell table:number-columns-repeated="2"/>
          <table:table-cell table:style-name="ce81"/>
          <table:table-cell table:number-columns-repeated="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 table:number-columns-repeated="5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82"/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/>
          <table:table-cell table:style-name="ce81"/>
          <table:table-cell table:number-columns-repeated="2"/>
          <table:table-cell table:style-name="ce81"/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/>
          <table:table-cell table:style-name="ce82"/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"/>
          <table:table-cell table:style-name="ce81"/>
          <table:table-cell table:number-columns-repeated="2"/>
          <table:table-cell table:style-name="ce81"/>
          <table:table-cell/>
          <table:table-cell table:style-name="ce81"/>
          <table:table-cell/>
          <table:table-cell table:style-name="ce81"/>
          <table:table-cell/>
          <table:table-cell table:style-name="ce81"/>
          <table:table-cell table:number-columns-repeated="8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2"/>
        </table:table-row>
        <table:table-row table:style-name="ro1">
          <table:covered-table-cell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formula="of:=AVERAGE([.W77:.W81])" office:value-type="float" office:value="3.6" calcext:value-type="float">
            <text:p>3,6</text:p>
          </table:table-cell>
          <table:table-cell table:formula="of:=AVERAGE([.X77:.X81])" office:value-type="float" office:value="7.4" calcext:value-type="float">
            <text:p>7,4</text:p>
          </table:table-cell>
          <table:table-cell table:style-name="ce84" office:value-type="percentage" office:value="1" calcext:value-type="percentage">
            <text:p>100,00 %</text:p>
          </table:table-cell>
          <table:table-cell table:formula="of:=5/17" office:value-type="float" office:value="0.294117647058824" calcext:value-type="float">
            <text:p>0,294117647058824</text:p>
          </table:table-cell>
        </table:table-row>
      </table:table>
      <table:table table:name="Actividad 2" table:style-name="ta1">
        <table:table-column table:style-name="co2" table:default-cell-style-name="Default"/>
        <table:table-column table:style-name="co2" table:default-cell-style-name="ce66"/>
        <table:table-column table:style-name="co3" table:number-columns-repeated="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 table:number-columns-repeated="28"/>
        </table:table-row>
        <table:table-row table:style-name="ro4">
          <table:table-cell table:style-name="ce31" office:value-type="string" calcext:value-type="string" table:number-columns-spanned="1" table:number-rows-spanned="17">
            <text:p>1 procesador / núcleo</text:p>
          </table:table-cell>
          <table:table-cell/>
          <table:table-cell table:style-name="ce33" office:value-type="string" calcext:value-type="string" table:number-columns-spanned="19" table:number-rows-spanned="1">
            <text:p>FCFS</text:p>
          </table:table-cell>
          <table:covered-table-cell table:number-columns-repeated="18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5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" table:number-columns-repeated="5"/>
          <table:table-cell table:style-name="ce90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number-columns-repeated="4"/>
          <table:table-cell table:style-name="ce81" table:number-columns-repeated="2"/>
          <table:table-cell table:number-columns-repeated="9"/>
          <table:table-cell table:style-name="ce5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5"/>
          <table:table-cell table:style-name="ce81" table:number-columns-repeated="2"/>
          <table:table-cell table:style-name="ce90" office:value-type="string" calcext:value-type="string" table:number-columns-spanned="7" table:number-rows-spanned="1">
            <text:p>E/S</text:p>
          </table:table-cell>
          <table:covered-table-cell table:number-columns-repeated="6" table:style-name="ce18"/>
          <table:table-cell/>
          <table:table-cell table:style-name="ce81" table:number-columns-repeated="5"/>
          <table:table-cell table:number-columns-repeated="4"/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2"/>
        </table:table-row>
        <table:table-row table:style-name="ro1">
          <table:covered-table-cell/>
          <table:table-cell office:value-type="string" calcext:value-type="string">
            <text:p>Proceso C</text:p>
          </table:table-cell>
          <table:table-cell table:style-name="ce9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4"/>
          <table:table-cell table:style-name="ce3" table:number-columns-repeated="6"/>
          <table:table-cell table:style-name="ce9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4"/>
          <table:table-cell table:style-name="ce81" table:number-columns-repeated="3"/>
          <table:table-cell/>
          <table:table-cell table:style-name="ce83" office:value-type="float" office:value="8" calcext:value-type="float">
            <text:p>8</text:p>
          </table:table-cell>
          <table:table-cell table:style-name="ce83" office:value-type="float" office:value="23" calcext:value-type="float">
            <text:p>23</text:p>
          </table:table-cell>
          <table:table-cell table:style-name="ce83" table:number-columns-repeated="2"/>
        </table:table-row>
        <table:table-row table:style-name="ro1">
          <table:covered-table-cell/>
          <table:table-cell table:number-columns-repeated="25"/>
          <table:table-cell table:formula="of:=AVERAGE([.AA5:.AA7])" office:value-type="float" office:value="6" calcext:value-type="float">
            <text:p>6</text:p>
          </table:table-cell>
          <table:table-cell table:formula="of:=AVERAGE([.AB5:.AB7])" office:value-type="float" office:value="19.3333333333333" calcext:value-type="float">
            <text:p>19,3333333333333</text:p>
          </table:table-cell>
          <table:table-cell table:style-name="ce84" table:formula="of:=23/23" office:value-type="percentage" office:value="1" calcext:value-type="percentage">
            <text:p>100,00 %</text:p>
          </table:table-cell>
          <table:table-cell table:style-name="ce56" table:formula="of:=3/23" office:value-type="float" office:value="0.130434782608696" calcext:value-type="float">
            <text:p>0,130</text:p>
          </table:table-cell>
        </table:table-row>
        <table:table-row table:style-name="ro1">
          <table:covered-table-cell/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4"/>
          <table:table-cell table:style-name="ce84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4">
          <table:covered-table-cell/>
          <table:table-cell/>
          <table:table-cell table:style-name="ce72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66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7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" table:number-columns-repeated="4"/>
          <table:table-cell table:number-columns-repeated="6"/>
          <table:table-cell table:style-name="ce3"/>
          <table:table-cell table:style-name="ce90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number-columns-repeated="2"/>
          <table:table-cell table:style-name="ce81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4"/>
          <table:table-cell table:style-name="ce81" table:number-columns-repeated="2"/>
          <table:table-cell table:style-name="ce90" office:value-type="string" calcext:value-type="string" table:number-columns-spanned="7" table:number-rows-spanned="1">
            <text:p>E/S</text:p>
          </table:table-cell>
          <table:covered-table-cell table:number-columns-repeated="6"/>
          <table:table-cell table:style-name="ce81" table:number-columns-repeated="4"/>
          <table:table-cell table:number-columns-repeated="5"/>
          <table:table-cell table:style-name="ce3"/>
          <table:table-cell/>
          <table:table-cell table:style-name="ce51" office:value-type="float" office:value="9" calcext:value-type="float">
            <text:p>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7" calcext:value-type="float">
            <text:p>7</text:p>
          </table:table-cell>
          <table:table-cell table:style-name="ce51"/>
        </table:table-row>
        <table:table-row table:style-name="ro1">
          <table:covered-table-cell/>
          <table:table-cell office:value-type="string" calcext:value-type="string">
            <text:p>Proceso C</text:p>
          </table:table-cell>
          <table:table-cell table:style-name="ce9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3"/>
          <table:table-cell table:style-name="ce81" table:number-columns-repeated="4"/>
          <table:table-cell/>
          <table:table-cell table:style-name="ce81" table:number-columns-repeated="2"/>
          <table:table-cell table:style-name="ce9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number-columns-repeated="3"/>
          <table:table-cell table:style-name="ce81" table:number-columns-repeated="3"/>
          <table:table-cell table:number-columns-repeated="2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float" office:value="9" calcext:value-type="float">
            <text:p>9</text:p>
          </table:table-cell>
          <table:table-cell table:style-name="ce83"/>
        </table:table-row>
        <table:table-row table:style-name="ro1">
          <table:covered-table-cell/>
          <table:table-cell table:number-columns-repeated="25"/>
          <table:table-cell table:formula="of:=AVERAGE([.AA15:.AA17])" office:value-type="float" office:value="8" calcext:value-type="float">
            <text:p>8</text:p>
          </table:table-cell>
          <table:table-cell table:formula="of:=AVERAGE([.AB15:.AB17])" office:value-type="float" office:value="21.3333333333333" calcext:value-type="float">
            <text:p>21,3333333333333</text:p>
          </table:table-cell>
          <table:table-cell table:style-name="ce84" table:formula="of:=23/23" office:value-type="percentage" office:value="1" calcext:value-type="percentage">
            <text:p>100,00 %</text:p>
          </table:table-cell>
          <table:table-cell table:style-name="ce56" table:formula="of:=3/23" office:value-type="float" office:value="0.130434782608696" calcext:value-type="float">
            <text:p>0,130</text:p>
          </table:table-cell>
        </table:table-row>
        <table:table-row table:style-name="ro1">
          <table:covered-table-cell/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28"/>
        </table:table-row>
        <table:table-row table:style-name="ro4">
          <table:table-cell table:style-name="ce32" office:value-type="string" calcext:value-type="string" table:number-columns-spanned="1" table:number-rows-spanned="7">
            <text:p>2 procesadores / </text:p>
            <text:p>Núcleos</text:p>
          </table:table-cell>
          <table:table-cell/>
          <table:table-cell table:style-name="ce72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66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7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style-name="ce36"/>
          <table:table-cell table:style-name="ce39" table:number-columns-repeated="2"/>
          <table:table-cell table:style-name="ce41"/>
          <table:table-cell table:style-name="ce42"/>
          <table:table-cell table:style-name="ce90" office:value-type="string" calcext:value-type="string" table:number-columns-spanned="4" table:number-rows-spanned="1">
            <text:p>E/S</text:p>
          </table:table-cell>
          <table:covered-table-cell table:number-columns-repeated="3" table:style-name="ce18"/>
          <table:table-cell table:style-name="ce44"/>
          <table:table-cell table:style-name="ce46"/>
          <table:table-cell table:number-columns-repeated="12"/>
          <table:table-cell table:style-name="ce81"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2" table:formula="of:=7/17" office:value-type="percentage" office:value="0.411764705882353" calcext:value-type="percentage">
            <text:p>41,18 %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style-name="ce37"/>
          <table:table-cell table:style-name="ce40"/>
          <table:table-cell table:style-name="ce90" office:value-type="string" calcext:value-type="string" table:number-columns-spanned="7" table:number-rows-spanned="1">
            <text:p>E/S</text:p>
          </table:table-cell>
          <table:covered-table-cell table:number-columns-repeated="6"/>
          <table:table-cell table:style-name="ce37"/>
          <table:table-cell table:style-name="ce43" table:number-columns-repeated="2"/>
          <table:table-cell table:style-name="ce40"/>
          <table:table-cell table:number-columns-repeated="3"/>
          <table:table-cell table:style-name="ce47"/>
          <table:table-cell table:number-columns-repeated="6"/>
          <table:table-cell table:style-name="ce48" office:value-type="string" calcext:value-type="string" table:number-columns-spanned="1" table:number-rows-spanned="2">
            <text:p>P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style-name="ce53" table:formula="of:=16/17" office:value-type="percentage" office:value="0.941176470588235" calcext:value-type="percentage" table:number-columns-spanned="1" table:number-rows-spanned="2">
            <text:p>94,12 %</text:p>
          </table:table-cell>
          <table:table-cell table:style-name="ce51"/>
        </table:table-row>
        <table:table-row table:style-name="ro1">
          <table:covered-table-cell/>
          <table:table-cell office:value-type="string" calcext:value-type="string">
            <text:p>Prcoeso C</text:p>
          </table:table-cell>
          <table:table-cell table:style-name="ce9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 table:style-name="ce37"/>
          <table:table-cell table:style-name="ce43" table:number-columns-repeated="2"/>
          <table:table-cell table:style-name="ce40"/>
          <table:table-cell table:style-name="ce37"/>
          <table:table-cell table:style-name="ce40"/>
          <table:table-cell table:style-name="ce90" office:value-type="string" calcext:value-type="string" table:number-columns-spanned="3" table:number-rows-spanned="1">
            <text:p>E/S</text:p>
          </table:table-cell>
          <table:covered-table-cell table:number-columns-repeated="2" table:style-name="ce18"/>
          <table:table-cell/>
          <table:table-cell table:style-name="ce37"/>
          <table:table-cell table:style-name="ce43"/>
          <table:table-cell table:style-name="ce40"/>
          <table:table-cell table:number-columns-repeated="7"/>
          <table:covered-table-cell table:style-name="ce49"/>
          <table:table-cell table:style-name="ce83" office:value-type="float" office:value="1" calcext:value-type="float">
            <text:p>1</text:p>
          </table:table-cell>
          <table:table-cell table:style-name="ce83" office:value-type="float" office:value="16" calcext:value-type="float">
            <text:p>16</text:p>
          </table:table-cell>
          <table:covered-table-cell table:style-name="ce54"/>
          <table:table-cell table:style-name="ce83"/>
        </table:table-row>
        <table:table-row table:style-name="ro1">
          <table:covered-table-cell/>
          <table:table-cell table:number-columns-repeated="25"/>
          <table:table-cell table:formula="of:=AVERAGE([.AA25:.AA27])" office:value-type="float" office:value="1.33333333333333" calcext:value-type="float">
            <text:p>1,33333333333333</text:p>
          </table:table-cell>
          <table:table-cell table:formula="of:=AVERAGE([.AB25:.AB27])" office:value-type="float" office:value="14.6666666666667" calcext:value-type="float">
            <text:p>14,6666666666667</text:p>
          </table:table-cell>
          <table:table-cell table:style-name="ce84" table:formula="of:=AVERAGE([.AC25:.AC26])" office:value-type="percentage" office:value="0.676470588235294" calcext:value-type="percentage">
            <text:p>67,65 %</text:p>
          </table:table-cell>
          <table:table-cell table:style-name="ce56" table:formula="of:=3/17" office:value-type="float" office:value="0.176470588235294" calcext:value-type="float">
            <text:p>0,176</text:p>
          </table:table-cell>
        </table:table-row>
        <table:table-row table:style-name="ro1">
          <table:covered-table-cell/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percentage-style style:name="N125">
      <number:number number:decimal-places="0" number:min-decimal-places="0" number:min-integer-digits="1"/>
      <number:text>%</number:text>
    </number:percentage-style>
    <number:percentage-style style:name="N126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5.385cm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9:19:51.6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1T20:55:25.683000000</meta:creation-date>
    <dc:date>2024-09-24T19:55:56.032000000</dc:date>
    <meta:editing-duration>P1DT5H57M51S</meta:editing-duration>
    <meta:editing-cycles>12</meta:editing-cycles>
    <meta:generator>LibreOffice/7.6.4.1$Windows_X86_64 LibreOffice_project/e19e193f88cd6c0525a17fb7a176ed8e6a3e2aa1</meta:generator>
    <meta:document-statistic meta:table-count="3" meta:cell-count="602" meta:object-count="0"/>
  </office:meta>
</office:document-meta>
</file>